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number-columns-repeated="3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2016/6/3</text:p>
          </table:table-cell>
          <table:table-cell table:style-name="ce1" office:value-type="string" calcext:value-type="string">
            <text:p>2016/6/8</text:p>
          </table:table-cell>
          <table:table-cell table:style-name="ce1" office:value-type="string" calcext:value-type="string">
            <text:p>2017/6/2</text:p>
          </table:table-cell>
          <table:table-cell table:style-name="ce1" office:value-type="string" calcext:value-type="string">
            <text:p>2017/6/7</text:p>
          </table:table-cell>
          <table:table-cell table:style-name="ce1" office:value-type="string" calcext:value-type="string">
            <text:p>2018/6/7</text:p>
          </table:table-cell>
          <table:table-cell table:style-name="ce1" office:value-type="string" calcext:value-type="string">
            <text:p>2018/6/8</text:p>
          </table:table-cell>
          <table:table-cell table:style-name="ce1" office:value-type="string" calcext:value-type="string">
            <text:p>2019/6/11</text:p>
          </table:table-cell>
          <table:table-cell table:style-name="ce1" office:value-type="string" calcext:value-type="string">
            <text:p>2020/9/15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7"/>
          <table:table-cell table:formula="of:=SUM([.D3:.K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D4:.K4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5:.K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:.K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7:.K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8:.K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9:.K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0:.K1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1:.K11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12:.K1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13:.K1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D14:.K14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formula="of:=SUM([.D17:.K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D18:.K1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9:.K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20:.K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1:.K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2:.K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3:.K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4:.K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5:.K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26:.K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27:.K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D28:.K28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D31:.K3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32:.K3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3:.K3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D34:.K3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5:.K3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6:.K3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37:.K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8:.K3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39:.K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40:.K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1:.K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2:.K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3:.K43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formula="of:=SUM([.D46:.K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47:.K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D48:.K4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49:.K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50:.K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51:.K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52:.K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53:.K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4:.K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5:.K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56:.K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0:.K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1:.K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2:.K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3:.K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64:.K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65:.K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6:.K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67:.K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68:.K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D69:.K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D70:.K70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73:.K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74:.K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75:.K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6:.K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7:.K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8:.K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9:.K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80:.K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D81:.K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D82:.K82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2">0000/00/00</text:date>, <text:time style:data-style-name="N2" text:time-value="15:28:27.38482061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2T17:46:11.892541606</dc:date>
    <meta:editing-duration>PT1H28M31S</meta:editing-duration>
    <meta:editing-cycles>12</meta:editing-cycles>
    <meta:generator>LibreOffice/6.4.5.2$Linux_X86_64 LibreOffice_project/40$Build-2</meta:generator>
    <meta:document-statistic meta:table-count="1" meta:cell-count="440" meta:object-count="0"/>
  </office:meta>
</office:document-meta>
</file>